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.529cm" style:contextual-spacing="false" fo:text-align="center" style:justify-single-word="false" fo:orphans="2" fo:widows="2" fo:text-indent="0cm" style:auto-text-indent="false" fo:padding-left="0cm" fo:padding-right="0cm" fo:padding-top="0cm" fo:padding-bottom="0.265cm" fo:border-left="none" fo:border-right="none" fo:border-top="none" fo:border-bottom="1.5pt solid #2e8b57"/>
      <style:text-properties fo:font-variant="normal" fo:text-transform="none" fo:color="#2e8b57" loext:opacity="100%" style:font-name="Arial2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.794cm" fo:margin-bottom="0.247cm" style:contextual-spacing="false" fo:text-indent="0cm" style:auto-text-indent="false" fo:padding-left="0cm" fo:padding-right="0cm" fo:padding-top="0cm" fo:padding-bottom="0.132cm" fo:border-left="none" fo:border-right="none" fo:border-top="none" fo:border-bottom="0.06pt solid #dddddd"/>
      <style:text-properties fo:color="#2e8b57" loext:opacity="100%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4" style:family="paragraph" style:parent-style-name="Heading_20_3">
      <style:paragraph-properties fo:margin-left="0cm" fo:margin-right="0cm" fo:margin-top="0.661cm" fo:margin-bottom="0.247cm" style:contextual-spacing="false" fo:text-indent="0cm" style:auto-text-indent="false" fo:padding-left="0cm" fo:padding-right="0cm" fo:padding-top="0cm" fo:padding-bottom="0.132cm" fo:border-left="none" fo:border-right="none" fo:border-top="none" fo:border-bottom="0.06pt dashed #dddddd"/>
      <style:text-properties fo:color="#2e8b57" loext:opacity="100%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Preformatted_20_Text">
      <loext:graphic-properties draw:fill="solid" draw:fill-color="#f0fff0" draw:opacity="100%"/>
      <style:paragraph-properties fo:margin-left="0cm" fo:margin-right="0cm" fo:margin-top="0.265cm" fo:margin-bottom="0.247cm" style:contextual-spacing="false" fo:text-indent="0cm" style:auto-text-indent="false" fo:background-color="#f0fff0" fo:padding-left="0cm" fo:padding-right="0cm" fo:padding-top="0.397cm" fo:padding-bottom="0.397cm" fo:border-left="none" fo:border-right="none" fo:border-top="0.74pt solid #dddddd" fo:border-bottom="0.74pt solid #dddddd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</style:style>
    <style:style style:name="P8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fo:padding="0cm" fo:border="none"/>
    </style:style>
    <style:style style:name="P9" style:family="paragraph" style:parent-style-name="Preformatted_20_Text">
      <loext:graphic-properties draw:fill="solid" draw:fill-color="#f0fff0" draw:opacity="100%"/>
      <style:paragraph-properties fo:margin-top="0.265cm" fo:margin-bottom="0.247cm" style:contextual-spacing="false" fo:background-color="#f0fff0" fo:padding-left="0cm" fo:padding-right="0cm" fo:padding-top="0.397cm" fo:padding-bottom="0.397cm" fo:border-left="none" fo:border-right="none" fo:border-top="0.74pt solid #dddddd" fo:border-bottom="0.74pt solid #dddddd"/>
    </style:style>
    <style:style style:name="P10" style:family="paragraph" style:parent-style-name="Preformatted_20_Text">
      <loext:graphic-properties draw:fill="solid" draw:fill-color="#f0fff0" draw:opacity="100%"/>
      <style:paragraph-properties fo:margin-left="0cm" fo:margin-right="0cm" fo:margin-top="0.265cm" fo:margin-bottom="0.247cm" style:contextual-spacing="false" fo:text-indent="0cm" style:auto-text-indent="false" fo:background-color="#f0fff0" fo:padding-left="0cm" fo:padding-right="0cm" fo:padding-top="0.397cm" fo:padding-bottom="0.397cm" fo:border-left="none" fo:border-right="none" fo:border-top="0.74pt solid #dddddd" fo:border-bottom="0.74pt solid #dddddd"/>
      <style:text-properties fo:font-style="italic"/>
    </style:style>
    <style:style style:name="T1" style:family="text">
      <style:text-properties fo:color="#228b22" loext:opacity="100%"/>
    </style:style>
    <style:style style:name="T2" style:family="text">
      <style:text-properties fo:color="#006400" loext:opacity="100%" fo:font-family="'Courier New', Courier, monospace" fo:background-color="#f0fff0" loext:char-shading-value="0" loext:padding="0cm" loext:border="none"/>
    </style:style>
    <style:style style:name="T3" style:family="text">
      <style:text-properties fo:color="#333333" loext:opacity="100%" fo:font-family="'Courier New', Courier, monospace" fo:background-color="transparent" loext:char-shading-value="0" loext:padding="0cm" loext:border="none"/>
    </style:style>
    <style:style style:name="T4" style:family="text">
      <style:text-properties fo:color="#008080" loext:opacity="100%" fo:font-family="'Courier New', Courier, monospace" fo:font-style="italic" fo:background-color="transparent" loext:char-shading-value="0" loext:padding="0cm" loext:border="none"/>
    </style:style>
    <style:style style:name="T5" style:family="text">
      <style:text-properties fo:color="#333333" loext:opacity="100%" fo:background-color="transparent" loext:char-shading-value="0" loext:padding="0cm" loext:border="none"/>
    </style:style>
    <style:style style:name="T6" style:family="text">
      <style:text-properties fo:color="#008080" loext:opacity="100%" fo:font-family="'Courier New', Courier, monospace" fo:background-color="transparent" loext:char-shading-value="0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pítulo 3: Tipos de Dados (O Conteúdo das Caixas) 📦</text:h>
      <text:h text:style-name="P2" text:outline-level="2">Tipagem Dinâmica</text:h>
      <text:p text:style-name="P3">JavaScript é "relaxado". Você não precisa dizer "esta variável vai guardar um número". Você simplesmente coloca o dado lá e ele entende. Mas você, como programador, precisa saber o que está guardando.</text:p>
      <text:h text:style-name="P4" text:outline-level="3">Os Primitivos (Dados Simples)</text:h>
      <text:p text:style-name="P5"><text:span text:style-name="Strong_20_Emphasis"><text:span text:style-name="T1">1. Number (Números)</text:span></text:span></text:p>
      <text:p text:style-name="P3">Usados para cálculos. Podem ser inteiros (<text:span text:style-name="Source_20_Text"><text:span text:style-name="T2">10</text:span></text:span>) ou decimais (<text:span text:style-name="Source_20_Text"><text:span text:style-name="T2">10.5</text:span></text:span>). Atenção: use <text:span text:style-name="Strong_20_Emphasis"><text:span text:style-name="T1">PONTO</text:span></text:span> para decimais, nunca vírgula.</text:p>
      <text:p text:style-name="P5"><text:span text:style-name="Strong_20_Emphasis"><text:span text:style-name="T1">2. String (Texto)</text:span></text:span></text:p>
      <text:p text:style-name="P3">Sempre entre aspas (simples <text:span text:style-name="Source_20_Text"><text:span text:style-name="T2">' '</text:span></text:span> ou duplas <text:span text:style-name="Source_20_Text"><text:span text:style-name="T2">" "</text:span></text:span>). Pense nelas como um "crachá". O texto dentro não tem valor matemático.</text:p>
      <text:p text:style-name="P6"><text:span text:style-name="Source_20_Text"><text:span text:style-name="T3">let a = 10; <text:s text:c="2"/></text:span></text:span><text:span text:style-name="Source_20_Text"><text:span text:style-name="T4">// Number (Vale 10 unidades)</text:span></text:span></text:p>
      <text:p text:style-name="P6"><text:span text:style-name="Source_20_Text"><text:span text:style-name="T3">let b = "10"; </text:span></text:span><text:span text:style-name="Source_20_Text"><text:span text:style-name="T4">// String (É apenas o desenho do número 1 e do 0)</text:span></text:span></text:p>
      <text:p text:style-name="P5"><text:span text:style-name="Strong_20_Emphasis"><text:span text:style-name="T1">3. Boolean (Lógico)</text:span></text:span></text:p>
      <text:p text:style-name="P3">Só aceita <text:span text:style-name="Source_20_Text"><text:span text:style-name="T2">true</text:span></text:span> (verdadeiro) ou <text:span text:style-name="Source_20_Text"><text:span text:style-name="T2">false</text:span></text:span> (falso). Sem aspas! É vital para tomar decisões (IF/ELSE).</text:p>
      <text:p text:style-name="P5"><text:span text:style-name="Strong_20_Emphasis"><text:span text:style-name="T1">4. Null e Undefined (O Vazio)</text:span></text:span></text:p>
      <text:list text:style-name="L1">
        <text:list-item>
          <text:p text:style-name="P7"><text:span text:style-name="Strong_20_Emphasis"><text:span text:style-name="T1">Undefined:</text:span></text:span> Algo que ainda não foi definido. É o valor padrão de variáveis recém-criadas.</text:p>
        </text:list-item>
        <text:list-item>
          <text:p text:style-name="P8"><text:span text:style-name="Strong_20_Emphasis"><text:span text:style-name="T1">Null:</text:span></text:span> Vazio intencional. Usamos para "zerar" uma variável complexa.</text:p>
        </text:list-item>
      </text:list>
      <text:h text:style-name="P4" text:outline-level="3">Estruturas de Dados (Coleções)</text:h>
      <text:p text:style-name="P3">Quando queremos guardar muita coisa em uma única variável.</text:p>
      <text:p text:style-name="P5"><text:span text:style-name="Strong_20_Emphasis"><text:span text:style-name="T1">A. Objects (Objetos) - A Ficha Cadastral</text:span></text:span></text:p>
      <text:p text:style-name="P3">Guardam dados nomeados (chave: valor). Usamos chaves <text:span text:style-name="Source_20_Text"><text:span text:style-name="T2">{ }</text:span></text:span>.</text:p>
      <text:p text:style-name="P6"><text:span text:style-name="Source_20_Text"><text:span text:style-name="T3">let carro = {</text:span></text:span></text:p>
      <text:p text:style-name="P9"><text:span text:style-name="Source_20_Text"><text:span text:style-name="T5"><text:s text:c="4"/></text:span></text:span><text:span text:style-name="Source_20_Text"><text:span text:style-name="T3">marca: "Fiat",</text:span></text:span></text:p>
      <text:p text:style-name="P9"><text:soft-page-break/><text:span text:style-name="Source_20_Text"><text:span text:style-name="T5"><text:s text:c="4"/></text:span></text:span><text:span text:style-name="Source_20_Text"><text:span text:style-name="T3">modelo: "Uno",</text:span></text:span></text:p>
      <text:p text:style-name="P9"><text:span text:style-name="Source_20_Text"><text:span text:style-name="T5"><text:s text:c="4"/></text:span></text:span><text:span text:style-name="Source_20_Text"><text:span text:style-name="T3">ano: 2010,</text:span></text:span></text:p>
      <text:p text:style-name="P9"><text:span text:style-name="Source_20_Text"><text:span text:style-name="T5"><text:s text:c="4"/></text:span></text:span><text:span text:style-name="Source_20_Text"><text:span text:style-name="T3">temEscada: true</text:span></text:span></text:p>
      <text:p text:style-name="P9"><text:span text:style-name="Source_20_Text"><text:span text:style-name="T3">};</text:span></text:span></text:p>
      <text:p text:style-name="P6"><text:span text:style-name="Source_20_Text"><text:span text:style-name="T4">// Para acessar, use ponto: carro.modelo</text:span></text:span></text:p>
      <text:p text:style-name="P5"><text:span text:style-name="Strong_20_Emphasis"><text:span text:style-name="T1">B. Arrays (Listas) - A Lista de Compras</text:span></text:span></text:p>
      <text:p text:style-name="P3">Guardam dados em ordem, numerados de 0 até o fim. Usamos colchetes <text:span text:style-name="Source_20_Text"><text:span text:style-name="T2">[ ]</text:span></text:span>.</text:p>
      <text:p text:style-name="P10"><text:span text:style-name="Source_20_Text"><text:span text:style-name="T6">// Posições: <text:s text:c="5"/>0 <text:s text:c="8"/>1 <text:s text:c="9"/>2</text:span></text:span></text:p>
      <text:p text:style-name="P9"><text:span text:style-name="Source_20_Text"><text:span text:style-name="T3">let compras = ["Arroz", "Feijão", "Batata"];</text:span></text:span></text:p>
      <text:p text:style-name="P9"/>
      <text:p text:style-name="P6"><text:span text:style-name="Source_20_Text"><text:span text:style-name="T3">console.log(compras[0]); </text:span></text:span><text:span text:style-name="Source_20_Text"><text:span text:style-name="T4">// Saída: "Arroz"</text:span></text:span></text:p>
      <text:p text:style-name="P6"><text:span text:style-name="Source_20_Text"><text:span text:style-name="T3">console.log(compras[1]); </text:span></text:span><text:span text:style-name="Source_20_Text"><text:span text:style-name="T4">// Saída: "Feijão"</text:span></text:span></text:p>
      <text:p text:style-name="P3"><text:span text:style-name="Emphasis">Lembre-se: Computadores começam a contar do ZERO!</text:span></text:p>
      <text:h text:style-name="P2" text:outline-level="2">A Ferramenta `typeof` (O Scanner) 🔦</text:h>
      <text:p text:style-name="P3">Está na dúvida sobre o que tem dentro de uma variável? Use o comando <text:span text:style-name="Source_20_Text"><text:span text:style-name="T2">typeof</text:span></text:span> para o JavaScript te contar.</text:p>
      <text:p text:style-name="P6"><text:span text:style-name="Source_20_Text"><text:span text:style-name="T3">let teste = "123";</text:span></text:span></text:p>
      <text:p text:style-name="P6"><text:span text:style-name="Source_20_Text"><text:span text:style-name="T3">console.log(typeof teste); </text:span></text:span><text:span text:style-name="Source_20_Text"><text:span text:style-name="T4">// Saída: "string"</text:span></text:span></text:p>
      <text:p text:style-name="P9"/>
      <text:p text:style-name="P9"><text:span text:style-name="Source_20_Text"><text:span text:style-name="T3">let teste2 = 123;</text:span></text:span></text:p>
      <text:p text:style-name="P6"><text:span text:style-name="Source_20_Text"><text:span text:style-name="T3">console.log(typeof teste2); </text:span></text:span><text:span text:style-name="Source_20_Text"><text:span text:style-name="T4">// Saída: "number"</text:span></text:span></text:p>
      <text:p text:style-name="P9"/>
      <text:p text:style-name="P9"><text:span text:style-name="Source_20_Text"><text:span text:style-name="T3">let teste3 = true;</text:span></text:span></text:p>
      <text:p text:style-name="P6"><text:span text:style-name="Source_20_Text"><text:span text:style-name="T3">console.log(typeof teste3); </text:span></text:span><text:span text:style-name="Source_20_Text"><text:span text:style-name="T4">// Saída: "boolean"</text:span></text:span></text:p>
      <text:p text:style-name="P3">Isso é muito útil para encontrar erros quando seu código não está calculando o que deveria!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4T22:26:17.272544400</meta:creation-date>
    <dc:date>2026-04-04T22:27:13.727966500</dc:date>
    <meta:editing-duration>PT57S</meta:editing-duration>
    <meta:editing-cycles>1</meta:editing-cycles>
    <meta:document-statistic meta:table-count="0" meta:image-count="0" meta:object-count="0" meta:page-count="3" meta:paragraph-count="42" meta:word-count="332" meta:character-count="2028" meta:non-whitespace-character-count="1700"/>
    <meta:generator>LibreOffice/26.2.2.2$Windows_X86_64 LibreOffice_project/1f77d10d6938fd34972958f64b2bcfa54f8b1ba5</meta:generator>
  </office:meta>
</office:document-meta>
</file>